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6.886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5.055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tle</text:p>
          </table:table-cell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associates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/>
          <table:table-cell office:value-type="string">
            <text:p>Galerie La Ligne</text:p>
          </table:table-cell>
          <table:table-cell office:value-type="string">
            <text:p>Zurich Suiss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/>
          <table:table-cell office:value-type="string">
            <text:p>Galerie Nery Mariño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office:value-type="string">
            <text:p>Galerie Nery Mariño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office:value-type="string">
            <text:p>Galerie Edition Hoffmann</text:p>
          </table:table-cell>
          <table:table-cell office:value-type="string">
            <text:p>Friedberg Allem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  <table:table-cell office:value-type="string">
            <text:p>Galerie Un lieu une œuvre</text:p>
          </table:table-cell>
          <table:table-cell office:value-type="string">
            <text:p>Menerbe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  <table:table-cell office:value-type="string">
            <text:p>Galerie Nery Mariño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/>
          <table:table-cell office:value-type="string">
            <text:p>Institut Français</text:p>
          </table:table-cell>
          <table:table-cell office:value-type="string">
            <text:p>Barcelone Esp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lgorithms</text:p>
          </table:table-cell>
          <table:table-cell office:value-type="string">
            <text:p>From Point to Point</text:p>
          </table:table-cell>
          <table:table-cell office:value-type="string">
            <text:p>Nîme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/>
          <table:table-cell office:value-type="string">
            <text:p>Kawenga</text:p>
          </table:table-cell>
          <table:table-cell office:value-type="string">
            <text:p>Montpellier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string">
            <text:p>Galerie Philippe Pannetier</text:p>
          </table:table-cell>
          <table:table-cell office:value-type="string">
            <text:p>Nîme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onumental sculptures</text:p>
          </table:table-cell>
          <table:table-cell/>
          <table:table-cell office:value-type="string">
            <text:p>Quebec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string">
            <text:p>Galerie Park'Art </text:p>
          </table:table-cell>
          <table:table-cell office:value-type="string">
            <text:p>Marseille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string">
            <text:p>Galerie Philippe Pannetier</text:p>
          </table:table-cell>
          <table:table-cell office:value-type="string">
            <text:p>Nîmes France</text:p>
          </table:table-cell>
          <table:table-cell office:value-type="string">
            <text:p>Didier Demozay Marc Le Bris</text:p>
          </table:table-cell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/>
          <table:table-cell office:value-type="string">
            <text:p>Galerie Le Mercier</text:p>
          </table:table-cell>
          <table:table-cell office:value-type="string">
            <text:p>Quebec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Animotion</text:p>
          </table:table-cell>
          <table:table-cell office:value-type="string">
            <text:p>Television &amp; Radio</text:p>
          </table:table-cell>
          <table:table-cell office:value-type="string">
            <text:p>France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/>
          <table:table-cell office:value-type="string">
            <text:p>Galerie Gilles Gheerbrant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/>
          <table:table-cell office:value-type="string">
            <text:p>galerie Seven</text:p>
          </table:table-cell>
          <table:table-cell office:value-type="string">
            <text:p>Détroit Etats-Unis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Color In Motion</text:p>
          </table:table-cell>
          <table:table-cell office:value-type="string">
            <text:p>contemporary Art Museum</text:p>
          </table:table-cell>
          <table:table-cell office:value-type="string">
            <text:p>Montréal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galerie M</text:p>
          </table:table-cell>
          <table:table-cell office:value-type="string">
            <text:p>Bochum Alem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galerie Ernst</text:p>
          </table:table-cell>
          <table:table-cell office:value-type="string">
            <text:p>Hanovre Alem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Atelier Glasmeur</text:p>
          </table:table-cell>
          <table:table-cell office:value-type="string">
            <text:p>Gelsenkirchen Alem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Städtisches Kunstsamlungen</text:p>
          </table:table-cell>
          <table:table-cell office:value-type="string">
            <text:p>Ludwigshafen Alem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Galerie La Polena</text:p>
          </table:table-cell>
          <table:table-cell office:value-type="string">
            <text:p>Gênes Suiss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Centre Culturel Canadien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Centre Culturel Gérard Philippe</text:p>
          </table:table-cell>
          <table:table-cell office:value-type="string">
            <text:p>Champigny-sur-Marne Franc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Realisation of Computer Works</text:p>
          </table:table-cell>
          <table:table-cell office:value-type="string">
            <text:p>Centre Canadien Météorologique</text:p>
          </table:table-cell>
          <table:table-cell table:number-columns-repeated="2"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/>
          <table:table-cell office:value-type="string">
            <text:p>galerie Sincron</text:p>
          </table:table-cell>
          <table:table-cell office:value-type="string">
            <text:p>Brescia Italie</text:p>
          </table:table-cell>
          <table:table-cell office:value-type="string">
            <text:p>Pierre Keller</text:p>
          </table:table-cell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/>
          <table:table-cell office:value-type="string">
            <text:p>galerie Teufeul</text:p>
          </table:table-cell>
          <table:table-cell office:value-type="string">
            <text:p>Cologne Allemagne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/>
          <table:table-cell office:value-type="string">
            <text:p>The Electric Gallery</text:p>
          </table:table-cell>
          <table:table-cell office:value-type="string">
            <text:p>Toronto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string">
            <text:p>Gallery Wells</text:p>
          </table:table-cell>
          <table:table-cell office:value-type="string">
            <text:p>Ottawa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irst computer works</text:p>
          </table:table-cell>
          <table:table-cell table:number-columns-repeated="3"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Happening sur la communication</text:p>
          </table:table-cell>
          <table:table-cell office:value-type="string">
            <text:p>National Film Board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office:value-type="string">
            <text:p>The Electric Gallery</text:p>
          </table:table-cell>
          <table:table-cell office:value-type="string">
            <text:p>Toronto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/>
          <table:table-cell office:value-type="string">
            <text:p>Galerie du Siècle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string">
            <text:p>First Neon sculptur</text:p>
          </table:table-cell>
          <table:table-cell table:number-columns-repeated="3"/>
          <table:table-cell office:value-type="string">
            <text:p>Expositions personelles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/>
          <table:table-cell table:style-name="ce1" office:value-type="string">
            <text:p>Galerie Libre 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personelles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1" office:value-type="string">
            <text:p>Canadian computer Art 1967-1974 </text:p>
          </table:table-cell>
          <table:table-cell table:style-name="ce1" office:value-type="string">
            <text:p>McIntosh Gallery </text:p>
          </table:table-cell>
          <table:table-cell table:style-name="ce1" office:value-type="string">
            <text:p>Ontario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1" office:value-type="string">
            <text:p>Art par ordinateur </text:p>
          </table:table-cell>
          <table:table-cell table:style-name="ce1" office:value-type="string">
            <text:p>Université de Caen </text:p>
          </table:table-cell>
          <table:table-cell table:style-name="ce1" office:value-type="string">
            <text:p>Caen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1" office:value-type="string">
            <text:p>Galerie Un lieu une oeuvre fête ses 10 ans  </text:p>
          </table:table-cell>
          <table:table-cell table:style-name="ce1" office:value-type="string">
            <text:p>Galerie Un lieu une oeuvre </text:p>
          </table:table-cell>
          <table:table-cell table:style-name="ce1" office:value-type="string">
            <text:p>Ménerbe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/>
          <table:table-cell office:value-type="string">
            <text:p>Kunstraum Stoffen</text:p>
          </table:table-cell>
          <table:table-cell office:value-type="string">
            <text:p>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1" office:value-type="string">
            <text:p>Un décor 60 art cinétique </text:p>
          </table:table-cell>
          <table:table-cell table:style-name="ce1" office:value-type="string">
            <text:p>Galerie Neri Marino 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/>
          <table:table-cell table:style-name="ce1" office:value-type="string">
            <text:p>Galerie Abstract Project 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Computer Grafik 1984</text:p>
          </table:table-cell>
          <table:table-cell office:value-type="string">
            <text:p>DAM Gallery</text:p>
          </table:table-cell>
          <table:table-cell office:value-type="string">
            <text:p>Berlin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/>
          <table:table-cell office:value-type="string">
            <text:p>SAXON Art Gallery</text:p>
          </table:table-cell>
          <table:table-cell office:value-type="string">
            <text:p>Budapest Hongri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Arts et mathématiques</text:p>
          </table:table-cell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Art Paris</text:p>
          </table:table-cell>
          <table:table-cell office:value-type="string">
            <text:p>Galerie LA Ligne, 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Comparaisons</text:p>
          </table:table-cell>
          <table:table-cell office:value-type="string">
            <text:p>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Action - Reaction</text:p>
          </table:table-cell>
          <table:table-cell office:value-type="string">
            <text:p>Kunsthaus</text:p>
          </table:table-cell>
          <table:table-cell office:value-type="string">
            <text:p>Rotterdam Pays Ba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Comparaisons</text:p>
          </table:table-cell>
          <table:table-cell office:value-type="string">
            <text:p>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Art Paris</text:p>
          </table:table-cell>
          <table:table-cell office:value-type="string">
            <text:p>Galerie LA Ligne, 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/>
          <table:table-cell office:value-type="string">
            <text:p>Editions et Galerie Hoffmann</text:p>
          </table:table-cell>
          <table:table-cell office:value-type="string">
            <text:p>Friedberg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/>
          <table:table-cell office:value-type="string">
            <text:p>Galerie RCM 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Cinétismes</text:p>
          </table:table-cell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Arts Numériques</text:p>
          </table:table-cell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string">
            <text:p>Hommage à Herbin</text:p>
          </table:table-cell>
          <table:table-cell office:value-type="string">
            <text:p>Galerie Artconcret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Arts Paris</text:p>
          </table:table-cell>
          <table:table-cell office:value-type="string">
            <text:p>Galerie Hoffmann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Carrément</text:p>
          </table:table-cell>
          <table:table-cell office:value-type="string">
            <text:p>Espace Peugeot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/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/>
          <table:table-cell office:value-type="string">
            <text:p>Art Elysée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Miami Artfair</text:p>
          </table:table-cell>
          <table:table-cell/>
          <table:table-cell office:value-type="string">
            <text:p>Miami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A l'Ecu de France</text:p>
          </table:table-cell>
          <table:table-cell/>
          <table:table-cell office:value-type="string">
            <text:p>Viroflay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style-name="ce1" office:value-type="string">
            <text:p>Karlsruhe Art Fair </text:p>
          </table:table-cell>
          <table:table-cell office:value-type="string">
            <text:p>Galerie Hoffmann</text:p>
          </table:table-cell>
          <table:table-cell office:value-type="string">
            <text:p>Friedberg,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Early computer works</text:p>
          </table:table-cell>
          <table:table-cell office:value-type="string">
            <text:p>Dam Gallery</text:p>
          </table:table-cell>
          <table:table-cell office:value-type="string">
            <text:p>Berlin,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office:value-type="string">
            <text:p>Galerie Réalités nouvelles</text:p>
          </table:table-cell>
          <table:table-cell office:value-type="string">
            <text:p>Paris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Comparaisons</text:p>
          </table:table-cell>
          <table:table-cell/>
          <table:table-cell office:value-type="string">
            <text:p>Royan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table:style-name="ce1" office:value-type="string">
            <text:p>Maison des Arts de Laval </text:p>
          </table:table-cell>
          <table:table-cell table:style-name="ce1" office:value-type="string">
            <text:p> Laval, Qc.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Comparaisons</text:p>
          </table:table-cell>
          <table:table-cell office:value-type="string">
            <text:p>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/>
          <table:table-cell office:value-type="string">
            <text:p>Villa Datris, Espace Montecristo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  <table:table-cell office:value-type="string">
            <text:p>Galerie Réalités nouvelle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omparaisons</text:p>
          </table:table-cell>
          <table:table-cell office:value-type="string">
            <text:p>Grand Palais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style-name="ce1" office:value-type="string">
            <text:p>Mouvements et lumières </text:p>
          </table:table-cell>
          <table:table-cell office:value-type="string">
            <text:p>Fondation Frank Popper</text:p>
          </table:table-cell>
          <table:table-cell office:value-type="string">
            <text:p>Marcigny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style-name="ce1" office:value-type="string">
            <text:p>Made in Light  </text:p>
          </table:table-cell>
          <table:table-cell table:style-name="ce1" office:value-type="string">
            <text:p>Musée en herbe 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athematic and Art</text:p>
          </table:table-cell>
          <table:table-cell/>
          <table:table-cell office:value-type="string">
            <text:p>Enschede Pays-Ba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inetica Art Fair</text:p>
          </table:table-cell>
          <table:table-cell/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/>
          <table:table-cell table:style-name="ce1" office:value-type="string">
            <text:p>Fondation Villa Datris </text:p>
          </table:table-cell>
          <table:table-cell office:value-type="string">
            <text:p>Isle sur la Sorgue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/>
          <table:table-cell office:value-type="string">
            <text:p>Golf de Nîmes</text:p>
          </table:table-cell>
          <table:table-cell office:value-type="string">
            <text:p>Nîmes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/>
          <table:table-cell office:value-type="string">
            <text:p>Galerie Brigier-Rigail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string">
            <text:p>Canary Wharf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inetica Art Faire</text:p>
          </table:table-cell>
          <table:table-cell/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/>
          <table:table-cell office:value-type="string">
            <text:p>Galerie Gimpel-Muller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ARC exhibit</text:p>
          </table:table-cell>
          <table:table-cell office:value-type="string">
            <text:p>Earls's Court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/>
          <table:table-cell table:style-name="ce1" office:value-type="string">
            <text:p>Kinetica Museum </text:p>
          </table:table-cell>
          <table:table-cell table:style-name="ce1" office:value-type="string">
            <text:p>Londres, Angleterre et Budapest, Hongri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/>
          <table:table-cell office:value-type="string">
            <text:p>Selfridges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International Kepes Society</text:p>
          </table:table-cell>
          <table:table-cell office:value-type="string">
            <text:p>Galerie A22</text:p>
          </table:table-cell>
          <table:table-cell office:value-type="string">
            <text:p>Budapest Hongri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4"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oncrete and Glass</text:p>
          </table:table-cell>
          <table:table-cell table:style-name="ce1" office:value-type="string">
            <text:p>Kinetica Museum 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string">
            <text:p>Kinetica Museum</text:p>
          </table:table-cell>
          <table:table-cell office:value-type="string">
            <text:p>Londres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string">
            <text:p>Centre d'art Peyresc</text:p>
          </table:table-cell>
          <table:table-cell office:value-type="string">
            <text:p>Toulon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/>
          <table:table-cell office:value-type="string">
            <text:p>Contemporary Art Museum</text:p>
          </table:table-cell>
          <table:table-cell office:value-type="string">
            <text:p>Montréal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/>
          <table:table-cell office:value-type="string">
            <text:p>Musée de la civilisation</text:p>
          </table:table-cell>
          <table:table-cell office:value-type="string">
            <text:p>Quebec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/>
          <table:table-cell office:value-type="string">
            <text:p>Fine Art Museum </text:p>
          </table:table-cell>
          <table:table-cell office:value-type="string">
            <text:p>Kingston <text:s/>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/>
          <table:table-cell office:value-type="string">
            <text:p>Contemporary Art Museum</text:p>
          </table:table-cell>
          <table:table-cell office:value-type="string">
            <text:p>Montréal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string">
            <text:p>Animotion</text:p>
          </table:table-cell>
          <table:table-cell office:value-type="string">
            <text:p>film broadcasting</text:p>
          </table:table-cell>
          <table:table-cell office:value-type="string">
            <text:p>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Exposition internationale d’art à l’ordinateur </text:p>
          </table:table-cell>
          <table:table-cell/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Computer Art’74 </text:p>
          </table:table-cell>
          <table:table-cell/>
          <table:table-cell table:style-name="ce1" office:value-type="string">
            <text:p>Tokyo, Japon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SDL Collection </text:p>
          </table:table-cell>
          <table:table-cell table:style-name="ce1" office:value-type="string">
            <text:p>National Art Center </text:p>
          </table:table-cell>
          <table:table-cell table:style-name="ce1" office:value-type="string">
            <text:p> Ottawa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CyberART’74 </text:p>
          </table:table-cell>
          <table:table-cell table:style-name="ce1" office:value-type="string">
            <text:p>University of Toronto </text:p>
          </table:table-cell>
          <table:table-cell table:style-name="ce1" office:value-type="string">
            <text:p>Toronto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/>
          <table:table-cell table:style-name="ce1" office:value-type="string">
            <text:p>Galerie Gilles Gheerbrant </text:p>
          </table:table-cell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International Computer Graphic </text:p>
          </table:table-cell>
          <table:table-cell table:style-name="ce1" office:value-type="string">
            <text:p>The Polytechnic of Central London </text:p>
          </table:table-cell>
          <table:table-cell table:style-name="ce1" office:value-type="string">
            <text:p>Londres, Angleterr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/>
          <table:table-cell table:style-name="ce1" office:value-type="string">
            <text:p>Espace 5 </text:p>
          </table:table-cell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Le musée électrique </text:p>
          </table:table-cell>
          <table:table-cell table:style-name="ce1" office:value-type="string">
            <text:p>Musée d’art contemporain </text:p>
          </table:table-cell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1" office:value-type="string">
            <text:p>SDL Collection </text:p>
          </table:table-cell>
          <table:table-cell table:style-name="ce1" office:value-type="string">
            <text:p>Université Laval </text:p>
          </table:table-cell>
          <table:table-cell table:style-name="ce1" office:value-type="string">
            <text:p>Lav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 office:value-type="string">
            <text:p>Elektrizität und Kunst </text:p>
          </table:table-cell>
          <table:table-cell table:style-name="ce1"/>
          <table:table-cell table:style-name="ce1" office:value-type="string">
            <text:p>Hambourg, Allemagn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 office:value-type="string">
            <text:p>Cybernetic Artrip </text:p>
          </table:table-cell>
          <table:table-cell table:style-name="ce1" office:value-type="string">
            <text:p>Sony Building </text:p>
          </table:table-cell>
          <table:table-cell table:style-name="ce1" office:value-type="string">
            <text:p>Tokyo, Japon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Winnipeg Art Gallery </text:p>
          </table:table-cell>
          <table:table-cell table:style-name="ce1" office:value-type="string">
            <text:p>Winnipeg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Vancouver Art Gallery </text:p>
          </table:table-cell>
          <table:table-cell table:style-name="ce1" office:value-type="string">
            <text:p>Vancouver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Iris Clert </text:p>
          </table:table-cell>
          <table:table-cell table:style-name="ce1" office:value-type="string">
            <text:p>Paris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3">
            <text:p>1973</text:p>
          </table:table-cell>
          <table:table-cell table:style-name="ce1" office:value-type="string">
            <text:p>Programm-Zufall-System </text:p>
          </table:table-cell>
          <table:table-cell table:style-name="ce1" office:value-type="string">
            <text:p>Städtisches Museum Mönchengladbach </text:p>
          </table:table-cell>
          <table:table-cell table:style-name="ce1" office:value-type="string">
            <text:p>Mönchengladbach, Allemagn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International Computer Art Exhibition </text:p>
          </table:table-cell>
          <table:table-cell table:style-name="ce1" office:value-type="string">
            <text:p>Toronto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 office:value-type="string">
            <text:p>Contact II </text:p>
          </table:table-cell>
          <table:table-cell table:style-name="ce1" office:value-type="string">
            <text:p>Sigma, Galerie des Beaux-Arts </text:p>
          </table:table-cell>
          <table:table-cell table:style-name="ce1" office:value-type="string">
            <text:p>Bordeaux, France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1"/>
          <table:table-cell table:style-name="ce1" office:value-type="string">
            <text:p>New Brunswick Museum </text:p>
          </table:table-cell>
          <table:table-cell table:style-name="ce1" office:value-type="string">
            <text:p>Saint John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/>
          <table:table-cell table:style-name="ce1"/>
          <table:table-cell table:style-name="ce1" office:value-type="string">
            <text:p>Owens Gallery </text:p>
          </table:table-cell>
          <table:table-cell table:style-name="ce1" office:value-type="string">
            <text:p>Sackville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/>
          <table:table-cell table:style-name="ce1"/>
          <table:table-cell table:style-name="ce1" office:value-type="string">
            <text:p>Rothman’s Art Gallery </text:p>
          </table:table-cell>
          <table:table-cell table:style-name="ce1" office:value-type="string">
            <text:p>Stratford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table:style-name="ce1" office:value-type="string">
            <text:p>Exposition internationale Art et Ordinateur </text:p>
          </table:table-cell>
          <table:table-cell/>
          <table:table-cell table:style-name="ce1" office:value-type="string">
            <text:p>Montréal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/>
          <table:table-cell office:value-type="string">
            <text:p>Teufel Gallery</text:p>
          </table:table-cell>
          <table:table-cell office:value-type="string">
            <text:p>Cologne, Allemagn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/>
          <table:table-cell table:style-name="ce1" office:value-type="string">
            <text:p>Robert McLaughlin Gallery </text:p>
          </table:table-cell>
          <table:table-cell table:style-name="ce1" office:value-type="string">
            <text:p>Oshawa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string">
            <text:p>International Kunstmesse</text:p>
          </table:table-cell>
          <table:table-cell/>
          <table:table-cell office:value-type="string">
            <text:p>Basle &amp; Dusseldorf, Suiss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/>
          <table:table-cell office:value-type="string">
            <text:p>York University Gallery</text:p>
          </table:table-cell>
          <table:table-cell office:value-type="string">
            <text:p>Toronto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string">
            <text:p>Galerie Denise René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table:style-name="ce1" office:value-type="string">
            <text:p>Galerie Nationale du Canada </text:p>
          </table:table-cell>
          <table:table-cell office:value-type="string">
            <text:p>Ottawa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string">
            <text:p>Musée d'art contemporain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office:value-type="string">
            <text:p>York Université Gallery</text:p>
          </table:table-cell>
          <table:table-cell office:value-type="string">
            <text:p>Toronto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table:style-name="ce1" office:value-type="string">
            <text:p>Centre d’Art Saydie Bronfman 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Canadian Computer Exhibition</text:p>
          </table:table-cell>
          <table:table-cell/>
          <table:table-cell office:value-type="string">
            <text:p>Toronto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Cybernetic and Art</text:p>
          </table:table-cell>
          <table:table-cell/>
          <table:table-cell office:value-type="string">
            <text:p>Cambridge,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/>
          <table:table-cell office:value-type="string">
            <text:p>Canada National Gallery</text:p>
          </table:table-cell>
          <table:table-cell table:style-name="ce1" office:value-type="string">
            <text:p>Ottawa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table:style-name="ce1" office:value-type="string">
            <text:p>Centre d’Art Agnès Etherington </text:p>
          </table:table-cell>
          <table:table-cell table:style-name="ce1" office:value-type="string">
            <text:p>Windsor, Canada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/>
          <table:table-cell office:value-type="string">
            <text:p>Caspary Gallery</text:p>
          </table:table-cell>
          <table:table-cell table:style-name="ce1" office:value-type="string">
            <text:p>New-York, Etats-Unis 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12th Biennal</text:p>
          </table:table-cell>
          <table:table-cell office:value-type="string">
            <text:p>Winnipeg Art Gallery</text:p>
          </table:table-cell>
          <table:table-cell office:value-type="string">
            <text:p>Winnipeg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office:value-type="string">
            <text:p>Musée d'art contemporain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3">
          <table:table-cell office:value-type="float" office:value="1970">
            <text:p>1970</text:p>
          </table:table-cell>
          <table:table-cell/>
          <table:table-cell table:style-name="ce1" office:value-type="string">
            <text:p>Musée National des Beaux Arts de Québec </text:p>
          </table:table-cell>
          <table:table-cell office:value-type="string">
            <text:p>Québec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office:value-type="string">
            <text:p>Musée Rodin</text:p>
          </table:table-cell>
          <table:table-cell office:value-type="string">
            <text:p>Paris, Franc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/>
          <table:table-cell office:value-type="string">
            <text:p>Kinetics Hayward Gallery</text:p>
          </table:table-cell>
          <table:table-cell office:value-type="string">
            <text:p>Londres, Angleterre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/>
          <table:table-cell office:value-type="string">
            <text:p>Howard Wise Gallery</text:p>
          </table:table-cell>
          <table:table-cell office:value-type="string">
            <text:p>New-York,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/>
          <table:table-cell office:value-type="string">
            <text:p>Musée d'art contemporain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office:value-type="string">
            <text:p>Some More Beginings</text:p>
          </table:table-cell>
          <table:table-cell office:value-type="string">
            <text:p>Brooklyn Museum</text:p>
          </table:table-cell>
          <table:table-cell office:value-type="string">
            <text:p>New-York,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/>
          <table:table-cell office:value-type="string">
            <text:p>Howard Wise Gallery</text:p>
          </table:table-cell>
          <table:table-cell office:value-type="string">
            <text:p>New-York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/>
          <table:table-cell table:style-name="ce1" office:value-type="string">
            <text:p>The J.L. Hudson Gallery </text:p>
          </table:table-cell>
          <table:table-cell office:value-type="string">
            <text:p>Détroit, Etats-Unis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11th Biennal</text:p>
          </table:table-cell>
          <table:table-cell office:value-type="string">
            <text:p>Winnipeg Art Gallery</text:p>
          </table:table-cell>
          <table:table-cell office:value-type="string">
            <text:p>Winnipeg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string">
            <text:p>Artists 68</text:p>
          </table:table-cell>
          <table:table-cell office:value-type="string">
            <text:p>Ontario Art Gallery</text:p>
          </table:table-cell>
          <table:table-cell office:value-type="string">
            <text:p>Toronto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office:value-type="string">
            <text:p>Award</text:p>
          </table:table-cell>
          <table:table-cell office:value-type="string">
            <text:p>Musée d'art contemporain</text:p>
          </table:table-cell>
          <table:table-cell office:value-type="string">
            <text:p>Montréal, Canada</text:p>
          </table:table-cell>
          <table:table-cell/>
          <table:table-cell office:value-type="string">
            <text:p>Expositions collectives</text:p>
          </table:table-cell>
        </table:table-row>
        <table:table-row table:style-name="ro1">
          <table:table-cell table:number-columns-repeated="2"/>
          <table:table-cell office:value-type="string">
            <text:p>Contemporary Art Museum</text:p>
          </table:table-cell>
          <table:table-cell office:value-type="string">
            <text:p>Montréal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Museum of Fine Arts</text:p>
          </table:table-cell>
          <table:table-cell office:value-type="string">
            <text:p>Montréal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Fine Arts Museum</text:p>
          </table:table-cell>
          <table:table-cell office:value-type="string">
            <text:p>Ottawa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Art Gallery of Kingston</text:p>
          </table:table-cell>
          <table:table-cell office:value-type="string">
            <text:p>Kingston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2">
          <table:table-cell table:number-columns-repeated="2"/>
          <table:table-cell office:value-type="string">
            <text:p>Modern Art Museum</text:p>
          </table:table-cell>
          <table:table-cell office:value-type="string">
            <text:p>San-Francisco, Etats-Unis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2">
          <table:table-cell table:number-columns-repeated="2"/>
          <table:table-cell office:value-type="string">
            <text:p>Fine Arts Museum</text:p>
          </table:table-cell>
          <table:table-cell office:value-type="string">
            <text:p>Ludwigshafen, Allemagn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2">
          <table:table-cell table:number-columns-repeated="2"/>
          <table:table-cell office:value-type="string">
            <text:p>Kunst Museum</text:p>
          </table:table-cell>
          <table:table-cell office:value-type="string">
            <text:p>Gelsenkirschen, Allemagn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Fine Arts Museum</text:p>
          </table:table-cell>
          <table:table-cell office:value-type="string">
            <text:p>Krefeld, Allemagn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2">
          <table:table-cell table:number-columns-repeated="2"/>
          <table:table-cell office:value-type="string">
            <text:p>Forbes Magazine</text:p>
          </table:table-cell>
          <table:table-cell office:value-type="string">
            <text:p>New-York, Etats-Unis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/>
          <table:table-cell office:value-type="string">
            <text:p>artequation</text:p>
          </table:table-cell>
          <table:table-cell office:value-type="string">
            <text:p>CB Richard Ellis</text:p>
          </table:table-cell>
          <table:table-cell office:value-type="string">
            <text:p>Paris, Franc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Coppenrath &amp; ass.</text:p>
          </table:table-cell>
          <table:table-cell office:value-type="string">
            <text:p>Montréal, Canada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Société Heintz S.A</text:p>
          </table:table-cell>
          <table:table-cell office:value-type="string">
            <text:p>Metz, Franc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1">
          <table:table-cell table:number-columns-repeated="2"/>
          <table:table-cell office:value-type="string">
            <text:p>E.Sauvage Architecte</text:p>
          </table:table-cell>
          <table:table-cell office:value-type="string">
            <text:p>Paris, France</text:p>
          </table:table-cell>
          <table:table-cell/>
          <table:table-cell office:value-type="string">
            <text:p>Collection publiques et privées</text:p>
          </table:table-cell>
        </table:table-row>
        <table:table-row table:style-name="ro2">
          <table:table-cell table:number-columns-repeated="2"/>
          <table:table-cell office:value-type="string">
            <text:p>Fondation Villa Datris</text:p>
          </table:table-cell>
          <table:table-cell office:value-type="string">
            <text:p>L'isle sur la Sorgues, France</text:p>
          </table:table-cell>
          <table:table-cell/>
          <table:table-cell office:value-type="string">
            <text:p>Collection publiques et privé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24/02/2023</text:date>, <text:time>11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4T11:36:17.09</dc:date>
    <dc:creator>Sandra Vilder</dc:creator>
    <meta:document-statistic meta:table-count="1" meta:cell-count="652" meta:object-count="0"/>
    <meta:generator>OpenOffice/4.1.12$Win32 OpenOffice.org_project/4112m1$Build-9809</meta:generator>
  </office:meta>
</office:document-meta>
</file>